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ListParagraph" style:master-page-name="MP0" style:list-style-name="LFO15"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14" style:family="paragraph"/>
    <style:style style:name="P7" style:parent-style-name="ListParagraph" style:list-style-name="LFO3" style:family="paragraph"/>
    <style:style style:name="P8" style:parent-style-name="ListParagraph" style:list-style-name="LFO3" style:family="paragraph"/>
    <style:style style:name="P9" style:parent-style-name="ListParagraph" style:list-style-name="LFO3" style:family="paragraph"/>
    <style:style style:name="P10" style:parent-style-name="ListParagraph" style:list-style-name="LFO13" style:family="paragraph"/>
    <style:style style:name="P11" style:parent-style-name="ListParagraph" style:list-style-name="LFO4" style:family="paragraph"/>
    <style:style style:name="P12" style:parent-style-name="ListParagraph" style:list-style-name="LFO4" style:family="paragraph"/>
    <style:style style:name="P13" style:parent-style-name="ListParagraph" style:list-style-name="LFO4" style:family="paragraph"/>
    <style:style style:name="P14" style:parent-style-name="ListParagraph" style:list-style-name="LFO4" style:family="paragraph"/>
    <style:style style:name="P15" style:parent-style-name="ListParagraph" style:list-style-name="LFO4" style:family="paragraph"/>
    <style:style style:name="P16" style:parent-style-name="ListParagraph" style:list-style-name="LFO4" style:family="paragraph"/>
    <style:style style:name="P17" style:parent-style-name="ListParagraph" style:list-style-name="LFO4" style:family="paragraph"/>
    <style:style style:name="P18" style:parent-style-name="ListParagraph" style:list-style-name="LFO4" style:family="paragraph"/>
    <style:style style:name="P19" style:parent-style-name="ListParagraph" style:list-style-name="LFO4" style:family="paragraph"/>
    <style:style style:name="P20" style:parent-style-name="ListParagraph" style:list-style-name="LFO4" style:family="paragraph"/>
    <style:style style:name="P21" style:parent-style-name="ListParagraph" style:list-style-name="LFO4" style:family="paragraph"/>
    <style:style style:name="P22" style:parent-style-name="ListParagraph" style:list-style-name="LFO4" style:family="paragraph"/>
    <style:style style:name="P23" style:parent-style-name="ListParagraph" style:list-style-name="LFO4" style:family="paragraph"/>
    <style:style style:name="P24" style:parent-style-name="ListParagraph" style:list-style-name="LFO4" style:family="paragraph"/>
    <style:style style:name="P25" style:parent-style-name="ListParagraph" style:list-style-name="LFO4" style:family="paragraph"/>
    <style:style style:name="P26" style:parent-style-name="ListParagraph" style:list-style-name="LFO4" style:family="paragraph"/>
    <style:style style:name="P27" style:parent-style-name="ListParagraph" style:list-style-name="LFO4" style:family="paragraph"/>
    <style:style style:name="P28" style:parent-style-name="ListParagraph" style:list-style-name="LFO4" style:family="paragraph"/>
    <style:style style:name="P29" style:parent-style-name="ListParagraph" style:list-style-name="LFO4" style:family="paragraph"/>
    <style:style style:name="P30" style:parent-style-name="ListParagraph" style:list-style-name="LFO4" style:family="paragraph">
      <style:text-properties style:font-name-complex="Calibri"/>
    </style:style>
    <style:style style:name="P31" style:parent-style-name="ListParagraph" style:list-style-name="LFO4" style:family="paragraph">
      <style:text-properties style:font-name-complex="Calibri"/>
    </style:style>
    <style:style style:name="P32" style:parent-style-name="ListParagraph" style:list-style-name="LFO4" style:family="paragraph"/>
    <style:style style:name="T33" style:parent-style-name="DefaultParagraphFont" style:family="text">
      <style:text-properties style:font-name-complex="Calibri"/>
    </style:style>
    <style:style style:name="T34" style:parent-style-name="Hyperlink" style:family="text">
      <style:text-properties style:font-name-complex="Calibri"/>
    </style:style>
    <style:style style:name="T35" style:parent-style-name="Hyperlink" style:family="text">
      <style:text-properties style:font-name-complex="Calibri"/>
    </style:style>
    <style:style style:name="T36" style:parent-style-name="Hyperlink" style:family="text">
      <style:text-properties style:font-name-complex="Calibri"/>
    </style:style>
    <style:style style:name="T37" style:parent-style-name="DefaultParagraphFont" style:family="text">
      <style:text-properties style:font-name-complex="Calibri"/>
    </style:style>
    <style:style style:name="P38" style:parent-style-name="ListParagraph" style:list-style-name="LFO4" style:family="paragraph">
      <style:text-properties style:font-name-complex="Calibri"/>
    </style:style>
    <style:style style:name="P39" style:parent-style-name="ListParagraph" style:list-style-name="LFO4" style:family="paragraph">
      <style:text-properties style:font-name-complex="Calibri"/>
    </style:style>
    <style:style style:name="P40" style:parent-style-name="ListParagraph" style:list-style-name="LFO4" style:family="paragraph">
      <style:text-properties style:font-name-complex="Calibri"/>
    </style:style>
    <style:style style:name="P41" style:parent-style-name="ListParagraph" style:list-style-name="LFO4" style:family="paragraph">
      <style:text-properties style:font-name-complex="Calibri"/>
    </style:style>
    <style:style style:name="P42" style:parent-style-name="ListParagraph" style:list-style-name="LFO4" style:family="paragraph">
      <style:text-properties style:font-name-complex="Calibri"/>
    </style:style>
    <style:style style:name="P43" style:parent-style-name="ListParagraph" style:list-style-name="LFO4" style:family="paragraph">
      <style:text-properties style:font-name-complex="Calibri"/>
    </style:style>
    <style:style style:name="P44" style:parent-style-name="ListParagraph" style:list-style-name="LFO4" style:family="paragraph">
      <style:text-properties style:font-name-complex="Calibri"/>
    </style:style>
    <style:style style:name="P45" style:parent-style-name="ListParagraph" style:list-style-name="LFO4" style:family="paragraph">
      <style:text-properties style:font-name-complex="Calibri"/>
    </style:style>
    <style:style style:name="P46" style:parent-style-name="ListParagraph" style:list-style-name="LFO4" style:family="paragraph">
      <style:text-properties style:font-name-complex="Calibri"/>
    </style:style>
    <style:style style:name="P47" style:parent-style-name="ListParagraph" style:list-style-name="LFO4" style:family="paragraph">
      <style:text-properties style:font-name-complex="Calibri"/>
    </style:style>
    <style:style style:name="P48" style:parent-style-name="ListParagraph" style:list-style-name="LFO4" style:family="paragraph">
      <style:text-properties style:font-name-complex="Calibri"/>
    </style:style>
    <style:style style:name="P49" style:parent-style-name="ListParagraph" style:list-style-name="LFO4" style:family="paragraph">
      <style:text-properties style:font-name-complex="Calibri"/>
    </style:style>
    <style:style style:name="P50" style:parent-style-name="ListParagraph" style:list-style-name="LFO4" style:family="paragraph">
      <style:text-properties style:font-name-complex="Calibri"/>
    </style:style>
    <style:style style:name="P51" style:parent-style-name="ListParagraph" style:list-style-name="LFO4" style:family="paragraph">
      <style:text-properties style:font-name-complex="Calibri"/>
    </style:style>
    <style:style style:name="P52" style:parent-style-name="ListParagraph" style:list-style-name="LFO4" style:family="paragraph">
      <style:text-properties style:font-name-complex="Calibri"/>
    </style:style>
    <style:style style:name="P53" style:parent-style-name="ListParagraph" style:list-style-name="LFO4" style:family="paragraph">
      <style:text-properties style:font-name-complex="Calibri"/>
    </style:style>
    <style:style style:name="P54" style:parent-style-name="Normal" style:family="paragraph">
      <style:text-properties style:font-name-complex="Calibri"/>
    </style:style>
    <style:style style:name="P55" style:parent-style-name="ListParagraph" style:list-style-name="LFO5" style:family="paragraph">
      <style:text-properties style:font-name-complex="Calibri"/>
    </style:style>
    <style:style style:name="P56" style:parent-style-name="ListParagraph" style:list-style-name="LFO5" style:family="paragraph">
      <style:text-properties style:font-name-complex="Calibri"/>
    </style:style>
    <style:style style:name="P57" style:parent-style-name="ListParagraph" style:list-style-name="LFO5" style:family="paragraph">
      <style:text-properties style:font-name-complex="Calibri"/>
    </style:style>
    <style:style style:name="P58" style:parent-style-name="ListParagraph" style:list-style-name="LFO5" style:family="paragraph">
      <style:text-properties style:font-name-complex="Calibri"/>
    </style:style>
    <style:style style:name="P59" style:parent-style-name="ListParagraph" style:list-style-name="LFO5" style:family="paragraph">
      <style:text-properties style:font-name-complex="Calibri"/>
    </style:style>
    <style:style style:name="P60" style:parent-style-name="ListParagraph" style:list-style-name="LFO5" style:family="paragraph">
      <style:text-properties style:font-name-complex="Calibri"/>
    </style:style>
    <style:style style:name="P61" style:parent-style-name="ListParagraph" style:list-style-name="LFO5" style:family="paragraph">
      <style:text-properties style:font-name-complex="Calibri"/>
    </style:style>
    <style:style style:name="P62" style:parent-style-name="ListParagraph" style:list-style-name="LFO5" style:family="paragraph">
      <style:text-properties style:font-name-complex="Calibri"/>
    </style:style>
    <style:style style:name="P63" style:parent-style-name="ListParagraph" style:list-style-name="LFO5" style:family="paragraph">
      <style:text-properties style:font-name-complex="Calibri"/>
    </style:style>
    <style:style style:name="P64" style:parent-style-name="ListParagraph" style:list-style-name="LFO5" style:family="paragraph">
      <style:text-properties style:font-name-complex="Calibri"/>
    </style:style>
    <style:style style:name="P65" style:parent-style-name="ListParagraph" style:list-style-name="LFO5" style:family="paragraph">
      <style:text-properties style:font-name-complex="Calibri"/>
    </style:style>
    <style:style style:name="P66" style:parent-style-name="ListParagraph" style:list-style-name="LFO5" style:family="paragraph">
      <style:text-properties style:font-name-complex="Calibri"/>
    </style:style>
    <style:style style:name="P67" style:parent-style-name="Normal" style:family="paragraph">
      <style:text-properties style:font-name-complex="Calibri"/>
    </style:style>
    <style:style style:name="P68" style:parent-style-name="ListParagraph" style:list-style-name="LFO12" style:family="paragraph">
      <style:text-properties style:font-name-complex="Calibri"/>
    </style:style>
    <style:style style:name="P69" style:parent-style-name="ListParagraph" style:list-style-name="LFO6" style:family="paragraph">
      <style:text-properties style:font-name-complex="Calibri"/>
    </style:style>
    <style:style style:name="P70" style:parent-style-name="Normal" style:family="paragraph">
      <style:text-properties style:font-name-complex="Calibri"/>
    </style:style>
    <style:style style:name="P71" style:parent-style-name="ListParagraph" style:list-style-name="LFO11" style:family="paragraph">
      <style:text-properties style:font-name-complex="Calibri"/>
    </style:style>
    <style:style style:name="P72" style:parent-style-name="ListParagraph" style:list-style-name="LFO6" style:family="paragraph">
      <style:text-properties style:font-name-complex="Calibri"/>
    </style:style>
    <style:style style:name="P73" style:parent-style-name="Normal" style:family="paragraph">
      <style:text-properties style:font-name-complex="Calibri"/>
    </style:style>
    <style:style style:name="P74" style:parent-style-name="ListParagraph" style:list-style-name="LFO10" style:family="paragraph">
      <style:text-properties style:font-name-complex="Calibri"/>
    </style:style>
    <style:style style:name="P75" style:parent-style-name="ListParagraph" style:list-style-name="LFO6" style:family="paragraph">
      <style:text-properties style:font-name-complex="Calibri"/>
    </style:style>
    <style:style style:name="P76" style:parent-style-name="ListParagraph" style:list-style-name="LFO6" style:family="paragraph"/>
    <style:style style:name="T77" style:parent-style-name="DefaultParagraphFont" style:family="text">
      <style:text-properties style:font-name-complex="Calibri"/>
    </style:style>
    <style:style style:name="P78" style:parent-style-name="ListParagraph" style:list-style-name="LFO9" style:family="paragraph"/>
    <style:style style:name="P79" style:parent-style-name="ListParagraph" style:list-style-name="LFO16" style:family="paragraph"/>
    <style:style style:name="P80" style:parent-style-name="ListParagraph" style:list-style-name="LFO9" style:family="paragraph"/>
    <style:style style:name="P81" style:parent-style-name="ListParagraph" style:list-style-name="LFO16" style:family="paragraph"/>
    <style:style style:name="P82" style:parent-style-name="ListParagraph" style:list-style-name="LFO9" style:family="paragraph"/>
    <style:style style:name="P83" style:parent-style-name="ListParagraph" style:list-style-name="LFO16" style:family="paragraph"/>
    <style:style style:name="P84" style:parent-style-name="Normal" style:family="paragraph">
      <style:text-properties fo:font-size="20pt" style:font-size-asian="20pt" style:font-size-complex="20pt"/>
    </style:style>
    <style:style style:name="P85" style:parent-style-name="ListParagraph" style:list-style-name="LFO9" style:family="paragraph"/>
    <style:style style:name="P86" style:parent-style-name="ListParagraph" style:list-style-name="LFO16" style:family="paragraph"/>
    <style:style style:name="P87" style:parent-style-name="ListParagraph" style:list-style-name="LFO9" style:family="paragraph"/>
    <style:style style:name="P88" style:parent-style-name="ListParagraph" style:list-style-name="LFO16" style:family="paragraph"/>
    <style:style style:name="P89" style:parent-style-name="ListParagraph" style:list-style-name="LFO9" style:family="paragraph"/>
    <style:style style:name="P90" style:parent-style-name="ListParagraph" style:list-style-name="LFO16" style:family="paragraph"/>
    <style:style style:name="P91" style:parent-style-name="ListParagraph" style:list-style-name="LFO9" style:family="paragraph"/>
    <style:style style:name="P92" style:parent-style-name="ListParagraph" style:list-style-name="LFO17" style:family="paragraph"/>
    <style:style style:name="P93" style:parent-style-name="ListParagraph" style:list-style-name="LFO17" style:family="paragraph"/>
    <style:style style:name="P94" style:parent-style-name="ListParagraph" style:list-style-name="LFO17" style:family="paragraph"/>
    <style:style style:name="P95" style:parent-style-name="ListParagraph" style:list-style-name="LFO7" style:family="paragraph"/>
    <style:style style:name="P96" style:parent-style-name="ListParagraph" style:list-style-name="LFO7" style:family="paragraph"/>
    <style:style style:name="P97" style:parent-style-name="ListParagraph" style:list-style-name="LFO7" style:family="paragraph"/>
    <style:style style:name="P98" style:parent-style-name="ListParagraph" style:list-style-name="LFO7" style:family="paragraph"/>
    <style:style style:name="P99" style:parent-style-name="ListParagraph" style:list-style-name="LFO7" style:family="paragraph"/>
    <style:style style:name="P100" style:parent-style-name="ListParagraph" style:list-style-name="LFO7" style:family="paragraph"/>
    <style:style style:name="P101" style:parent-style-name="ListParagraph" style:list-style-name="LFO8" style:family="paragraph"/>
    <style:style style:name="P102" style:parent-style-name="ListParagraph" style:list-style-name="LFO8" style:family="paragraph"/>
  </office:automatic-styles>
  <office:body>
    <office:text text:use-soft-page-breaks="true">
      <text:list text:style-name="LFO15"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Paragraph"/>
      <text:list text:style-name="LFO14" text:continue-numbering="true">
        <text:list-item>
          <text:p text:style-name="P6">Beruf und Herkunft</text:p>
        </text:list-item>
      </text:list>
      <text:list text:style-name="LFO3"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Paragraph"/>
      <text:list text:style-name="LFO13" text:continue-numbering="true">
        <text:list-item>
          <text:p text:style-name="P10">Persönliche Geschichte</text:p>
        </text:list-item>
      </text:list>
      <text:list text:style-name="LFO4" text:continue-numbering="true">
        <text:list-item>
          <text:p text:style-name="P11">Stammt aus einer Kikuyu (Ethnie) Familie</text:p>
        </text:list-item>
        <text:list-item>
          <text:p text:style-name="P12">Ihr Vater hatte vier Ehefrauen und zehn Kinder</text:p>
        </text:list-item>
        <text:list-item>
          <text:p text:style-name="P13">Einige Missionsschwestern dachten Maathai hätte eine besondere christliche Mission, weswegen sie an einer Klosterschule eine gute Schulbildung bekam.</text:p>
        </text:list-item>
        <text:list-item>
          <text:p text:style-name="P14">Bekam ein Stipendium (finanzielle Förderung) für ein Biologie Studium in den USA an der Mount ST. Scholastica College in Atchinson, Kansas</text:p>
        </text:list-item>
        <text:list-item>
          <text:p text:style-name="P15">Studierte später an den Universitäten Pittsburgh, Gießen und München</text:p>
        </text:list-item>
        <text:list-item>
          <text:p text:style-name="P16">Im Jahr 1971 erwarb sie als erste Frau aus Kenia einen Doktorgrad an der Universität von Nairobi</text:p>
        </text:list-item>
        <text:list-item>
          <text:p text:style-name="P17">Im Jahr 1971 wurde sie die erste Professorin (Lehrer in Universitäten) für Veterinäre Anatomie und später Dekanin (Leiter eines Fachbereiches) an der Universität von Nairobi</text:p>
        </text:list-item>
        <text:list-item>
          <text:p text:style-name="P18">1977: Sie rief das Aufforstungsprojekt „Green Belt Movement“ ins Leben</text:p>
        </text:list-item>
        <text:list-item>
          <text:p text:style-name="P19">Sie hatte drei Kinder: Waweru, Wanjira und Muta</text:p>
        </text:list-item>
        <text:list-item>
          <text:p text:style-name="P20">1979: Ihr Ehepartner lässt sich von ihr scheiden</text:p>
        </text:list-item>
        <text:list-item>
          <text:p text:style-name="P21">Wangari wurde zur zentralen Identifikationsfigur (Vorbild) der Frauenbewegung in Kenia</text:p>
        </text:list-item>
        <text:list-item>
          <text:p text:style-name="P22">1976 bis 1987: Mitglied in Kenias Nationalem Frauenrat</text:p>
        </text:list-item>
        <text:list-item>
          <text:p text:style-name="P23">1981 bis 1987: Präsidentin von Kenias Nationalem Frauenrat</text:p>
        </text:list-item>
        <text:list-item>
          <text:p text:style-name="P24">Gehörte bis zu ihrem Tod dem Vorstand an</text:p>
        </text:list-item>
        <text:list-item>
          <text:p text:style-name="P25">1990er: Wegen ihrem Engagement für Umweltschutz und Frauenrechte mochte sie der damalige Staatschef Kenias sie nicht, weswegen sie mehrmals inhaftiert und misshandelt wurde</text:p>
        </text:list-item>
        <text:list-item>
          <text:p text:style-name="P26">Amnesty International (Organisation, die sich weltweit für Menschenrechte einsetzt) setzte sich für sie ein</text:p>
        </text:list-item>
        <text:list-item>
          <text:p text:style-name="P27">Zitat von Wangari Maathai zu Amnesty International: „Ich kann die vielen Male nicht mehr zählen, die Ihr mir das Leben gerettet und unsere Arbeit möglich gemacht habt.“</text:p>
        </text:list-item>
        <text:list-item>
          <text:p text:style-name="P28">1997: erfolglose Kandidierung für das Parlament und das Präsidentenamt</text:p>
        </text:list-item>
        <text:list-item>
          <text:p text:style-name="P29">2002: wurde von einen Wahlbündnis aus mehreren Oppositionsparteien ins kenianische Parlament gewählt</text:p>
        </text:list-item>
        <text:list-item>
          <text:p text:style-name="P30">Neuer Staatspräsident ernannte Maathai zur stellvertretenden Ministerin für Umweltschutz</text:p>
        </text:list-item>
        <text:list-item>
          <text:p text:style-name="P31">Maathai gründete eine Partei namens „Mazingira Green Party of Kenya“ und schaffte es als erste grüne Politikerin Afrikas in die Regierung</text:p>
        </text:list-item>
        <text:list-item>
          <text:p text:style-name="P32"><text:span text:style-name="T33">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34">Wikip</text:span><text:bookmark-start text:name="_Hlt149310063"/><text:bookmark-start text:name="_Hlt149310064"/><text:bookmark-start text:name="_Hlt149310095"/><text:bookmark-start text:name="_Hlt149310096"/><text:span text:style-name="T35">e</text:span><text:bookmark-end text:name="_Hlt149310063"/><text:bookmark-end text:name="_Hlt149310064"/><text:bookmark-end text:name="_Hlt149310095"/><text:bookmark-end text:name="_Hlt149310096"/><text:span text:style-name="T36">dia</text:span></text:a><text:span text:style-name="T37">)</text:span></text:p>
        </text:list-item>
        <text:list-item>
          <text:p text:style-name="P38">Maathai war Mitglied im Club of Rome (Zusammenschluss von Experten verschiedener Disziplinen aus mehreren Ländern und setzt sich für eine nachhaltiger, umweltfreundliche Zukunft der Menschheit ein)</text:p>
        </text:list-item>
        <text:list-item>
          <text:p text:style-name="P39">Ab 2009 war sie Ehrenmitglied beim World Future Council (Organisation für einen gesunden und nachhaltigen Planeten mit gerechten und friedlichen Gesellschaften)</text:p>
        </text:list-item>
        <text:list-item>
          <text:p text:style-name="P40">2009: Vortrag bei der UN-Klimakonferenz in Kopenhagen</text:p>
        </text:list-item>
        <text:list-item>
          <text:p text:style-name="P41">2007: Vortrag beim Nobelpreisträgersymposium Global Sustainability – A Nobel Cause in Potsdam</text:p>
        </text:list-item>
        <text:list-item>
          <text:p text:style-name="P42">25. September 2011: Tot von Wangari Maathai im Kreise ihrer Familie wegen einer Krebserkrankung</text:p>
        </text:list-item>
        <text:list-item>
          <text:p text:style-name="P43">1975: wurde zur Hochschuldozentin (Leiter eines Fachbereiches)</text:p>
        </text:list-item>
        <text:list-item>
          <text:p text:style-name="P44">1976: Vorsitzende des Institutes für veterinäre Anatomie</text:p>
        </text:list-item>
        <text:list-item>
          <text:p text:style-name="P45">1977: außerordentliche Professorin (sie war die erste frau, die diese Position bekommen durfte)</text:p>
        </text:list-item>
        <text:list-item>
          <text:p text:style-name="P46">1972-1977: sie setzte sich für gleiche ökonomische Sachbezüge für weibliche und männliche Mitarbeiter an der Universität ein (gleiche Gehälter, rechte etc.)</text:p>
        </text:list-item>
        <text:list-item>
          <text:p text:style-name="P47">Sie versuchte zum Beispiel den Interessenverband der Mitarbeiter an der Universität in eine Gewerkschaft zu verwandeln, was aber vom Gerichtshof abgelehnt wurde</text:p>
        </text:list-item>
        <text:list-item>
          <text:p text:style-name="P48">1973: Maathai wurde Direktorin des Roten Kreuzes in der kenianischen Gesellschaft</text:p>
        </text:list-item>
        <text:list-item>
          <text:p text:style-name="P49">1970er Jahre: Tätigkeit in der kenianischen Gesellschaft für Akademikerinnen</text:p>
        </text:list-item>
        <text:list-item>
          <text:p text:style-name="P50">1976: Vorstandsmitglied des Environment Liaison Centrum</text:p>
        </text:list-item>
        <text:list-item>
          <text:p text:style-name="P51">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52">Jun i 1976: Sie nahm an der ersten UN-Konferenz für menschliche Siedlungen – Habitat I teil</text:p>
        </text:list-item>
        <text:list-item>
          <text:p text:style-name="P53">1977: Sie sprach im National Council of Women in Kenia über ihre Teilnahme an der UN-Konferenz. Sie schlug vor, weitere Bäume zu pflanzen und zur Gründung der Grüngürtel-Bewegung (Green Belt Movement) führte.</text:p>
        </text:list-item>
      </text:list>
      <text:p text:style-name="P54">Zum Green Belt Movement:</text:p>
      <text:list text:style-name="LFO5" text:continue-numbering="true">
        <text:list-item>
          <text:p text:style-name="P55">Eine Organisation, die Umwelt schützen soll und gleichzeitig die Lebensbedingungen und -umstände verbessern soll</text:p>
        </text:list-item>
        <text:list-item>
          <text:p text:style-name="P56">Gründung: 1977 von Wangari Maathai</text:p>
        </text:list-item>
        <text:list-item>
          <text:p text:style-name="P57">Soll auf die Probleme kenianischer Bäuerinnen aufmerksam machen</text:p>
        </text:list-item>
        <text:list-item>
          <text:p text:style-name="P58">Die Probleme: ihre Flüsse trocknen aus und sie müssen weit Wege zurücklegen, um Feuerholz zu organisieren</text:p>
        </text:list-item>
        <text:list-item>
          <text:p text:style-name="P59">Die Bewegung sollte Frauen dazu motivieren, Samen zu säen und Bäume zu pflanzen, um den Boden zu festigen, Regenwasser zu speichern, Nahrung und Feuerholz bereitzustellen. Außerdem erhielten sie etwas Geld für ihre Arbeit.</text:p>
        </text:list-item>
        <text:list-item>
          <text:p text:style-name="P60">Erste Bäume (7 Stück) wurden am 5. Juni 1977 (dem Welt-Umwelttag) in Nairobi gepflanzt</text:p>
        </text:list-item>
        <text:list-item>
          <text:p text:style-name="P61">Frauen im ganzen Land legten Baumschulen (Felder ab für Bäume) an</text:p>
        </text:list-item>
        <text:list-item>
          <text:p text:style-name="P62">Es wurden insgesamt 45 Millionen Bäume gepflanzt</text:p>
        </text:list-item>
        <text:list-item>
          <text:p text:style-name="P63">Zusätzlich werden Frauen zu Imkerinnen (Bienenzüchter), Försterinnen (Verwaltung von Wäldern) und Nahrungsmitteltechnikerinnen (Herstellung von Nahrungsmitteln)</text:p>
        </text:list-item>
        <text:list-item>
          <text:p text:style-name="P64">Später kämpfte die Bewegung für demokratische Rechte der Frauen. Der Präsident versucht dies zu unterdrücken, weswegen sie festgenommen wird aber später auf Kaution freigelassen.</text:p>
        </text:list-item>
        <text:list-item>
          <text:p text:style-name="P65">Wegen internationalem Druck ließ die Kenianische Regierung die Anklage gegen Maathai fallen.</text:p>
        </text:list-item>
        <text:list-item>
          <text:p text:style-name="P66"/>
        </text:list-item>
      </text:list>
      <text:p text:style-name="P67"/>
      <text:list text:style-name="LFO12" text:continue-numbering="true">
        <text:list-item>
          <text:p text:style-name="P68">Äußere Lebensumstände wie Wohnort, Zeit und gesellschaftliche Stellung</text:p>
        </text:list-item>
      </text:list>
      <text:list text:style-name="LFO6" text:continue-numbering="true">
        <text:list-item>
          <text:p text:style-name="P69">1972-1977: Arbeitet in Nairobi</text:p>
        </text:list-item>
      </text:list>
      <text:p text:style-name="P70"/>
      <text:list text:style-name="LFO11" text:continue-numbering="true">
        <text:list-item>
          <text:p text:style-name="P71">Auffälligkeiten in der Gestik und Mimik</text:p>
        </text:list-item>
      </text:list>
      <text:list text:style-name="LFO6" text:continue-numbering="true">
        <text:list-item>
          <text:p text:style-name="P72">Platzhalter</text:p>
        </text:list-item>
      </text:list>
      <text:p text:style-name="P73"/>
      <text:list text:style-name="LFO10" text:continue-numbering="true">
        <text:list-item>
          <text:p text:style-name="P74">Verhalten und Verhaltensmuster</text:p>
        </text:list-item>
      </text:list>
      <text:list text:style-name="LFO6" text:continue-numbering="true">
        <text:list-item>
          <text:p text:style-name="P75">Durch ihre Tätigkeiten in verschiedenen Jobs wurde ihr bewusst, dass die Wurzeln von Kenias Problemen in der Verschlechterung der Umweltbedingungen liegen (kommt das in Ideologie/Einstellung??)</text:p>
        </text:list-item>
        <text:list-item>
          <text:p text:style-name="P76"><text:span text:style-name="T77">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
      <text:p text:style-name="Normal"/>
      <text:list text:style-name="LFO9" text:continue-numbering="true">
        <text:list-item>
          <text:p text:style-name="P78">Interaktion mit anderen Personen</text:p>
        </text:list-item>
      </text:list>
      <text:list text:style-name="LFO16" text:continue-numbering="true">
        <text:list-item>
          <text:p text:style-name="P79">Trennung mit Ehemann 1977: Ihr Ehemann beschuldigte sie mit einem anderen Parlamentsmitglied und bezeichnete sie als gemein und behauptet er hätte einen hohen Blutdruck wegen ihr. Der Richter entschied zugunsten Maathais Ehemann. Wangari Maathai behauptete danach, dass der Richter entweder inkompetent oder korrupt sei.</text:p>
        </text:list-item>
      </text:list>
      <text:p text:style-name="Normal"/>
      <text:list text:style-name="LFO9" text:continue-numbering="true">
        <text:list-item>
          <text:p text:style-name="P80">Familiäre, freundschaftliche und intime Beziehungen</text:p>
        </text:list-item>
      </text:list>
      <text:list text:style-name="LFO16" text:continue-numbering="true">
        <text:list-item>
          <text:p text:style-name="P81">Platzhalter</text:p>
        </text:list-item>
      </text:list>
      <text:p text:style-name="Normal"/>
      <text:list text:style-name="LFO9" text:continue-numbering="true">
        <text:list-item>
          <text:p text:style-name="P82">Eigenschaften (sensibel, munter, skeptisch, jähzornig, etc.)</text:p>
        </text:list-item>
      </text:list>
      <text:list text:style-name="LFO16" text:continue-numbering="true">
        <text:list-item>
          <text:p text:style-name="P83">Platzhalter</text:p>
        </text:list-item>
      </text:list>
      <text:p text:style-name="Normal"/>
      <text:p text:style-name="Normal"/>
      <text:soft-page-break/>
      <text:p text:style-name="P84">Bezug zum Bemühen um Frieden und Demokratie herstellen</text:p>
      <text:list text:style-name="LFO9" text:continue-numbering="true">
        <text:list-item>
          <text:p text:style-name="P85">Ängste</text:p>
        </text:list-item>
      </text:list>
      <text:list text:style-name="LFO16" text:continue-numbering="true">
        <text:list-item>
          <text:p text:style-name="P86">Platzhalter</text:p>
        </text:list-item>
      </text:list>
      <text:p text:style-name="Normal"/>
      <text:list text:style-name="LFO9" text:continue-numbering="true">
        <text:list-item>
          <text:p text:style-name="P87">Ideologie/Einstellung</text:p>
        </text:list-item>
      </text:list>
      <text:list text:style-name="LFO16" text:continue-numbering="true">
        <text:list-item>
          <text:p text:style-name="P88">Platzhalter</text:p>
        </text:list-item>
      </text:list>
      <text:p text:style-name="Normal"/>
      <text:list text:style-name="LFO9" text:continue-numbering="true">
        <text:list-item>
          <text:p text:style-name="P89">Absicht</text:p>
        </text:list-item>
      </text:list>
      <text:list text:style-name="LFO16" text:continue-numbering="true">
        <text:list-item>
          <text:p text:style-name="P90">Platzhalter</text:p>
        </text:list-item>
      </text:list>
      <text:p text:style-name="Normal"/>
      <text:p text:style-name="Normal"/>
      <text:list text:style-name="LFO9" text:continue-numbering="true">
        <text:list-item>
          <text:p text:style-name="P91">Bezug zum Heimatland der Person</text:p>
        </text:list-item>
      </text:list>
      <text:list text:style-name="LFO17" text:continue-numbering="true">
        <text:list-item>
          <text:p text:style-name="P92">Welche politische Rolle nimmt die Person im Heimatland ein?</text:p>
        </text:list-item>
        <text:list-item>
          <text:p text:style-name="P93">Mögliche Probleme, die in diesem Land herrschten</text:p>
        </text:list-item>
        <text:list-item>
          <text:p text:style-name="P94">Veränderungen (positiv oder negativ), die die Person im Heimatland erwirken konnte (in Bezug auf Friedens- und Demokratiepolitik)</text:p>
        </text:list-item>
      </text:list>
      <text:p text:style-name="Normal"/>
      <text:p text:style-name="Normal">z) andere<text:s/>Dinge<text:s/>die ich später noch einordne</text:p>
      <text:list text:style-name="LFO7" text:continue-numbering="true">
        <text:list-item>
          <text:p text:style-name="P95">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 Sie war teil des Abrüstungs-Beirat der Vereinten Nationen</text:p>
        </text:list-item>
        <text:list-item>
          <text:p text:style-name="P96">Der Friedensnobelpreis 2004 ging zum ersten Mal an eine Afrikanerin und zum zweiten Mal nach 1991/1992 in zwei aufeinanderfolgenden Jahren an eine Frau</text:p>
        </text:list-item>
        <text:list-item>
          <text:p text:style-name="P97">Im Jahr 2004 war die Erwähnung von Umweltschutz für den Preis eine Neuerung</text:p>
        </text:list-item>
        <text:list-item>
          <text:p text:style-name="P98">Als sie<text:s/>im Jahr 1940<text:s/>geboren wurde war<text:s/>Kenia<text:s/>noch eine britische<text:s/>Kolonie</text:p>
        </text:list-item>
        <text:list-item>
          <text:p text:style-name="P99">Schließt 1966 ihr Studium mit einem Mastertitel in Biologie ab</text:p>
        </text:list-item>
        <text:list-item>
          <text:p text:style-name="P100">Wangari Maathai hat zwei Kinder</text:p>
        </text:list-item>
      </text:list>
      <text:p text:style-name="Normal">Bis hierhin alles von<text:s/><text:a xlink:href="https://de.wikipedia.org/wiki/Wangari_Maathai" office:target-frame-name="_top" xlink:show="replace"><text:span text:style-name="Hyperlink">Wangari Maathai – Wikipedia</text:span></text:a></text:p>
      <text:p text:style-name="Normal"/>
      <text:p text:style-name="Normal">Zwei weitere Medien:</text:p>
      <text:p text:style-name="Normal">Buch:<text:s/>Bäume für Kenia: die Geschichte der Wangari Maathai (Erik hat es gekauft)</text:p>
      <text:p text:style-name="Normal">Dokumentarfilm<text:s/><text:a xlink:href="https://www.youtube.com/watch?v=VW5qdeNKfs0" office:target-frame-name="_top" xlink:show="replace"><text:span text:style-name="Hyperlink">Documentary: Wangari Muta Maathai (1940 - 2011) - YouTube</text:span></text:a><text:s/>(auf<text:s/>Englisch,<text:s/>aber ich habe keine anderen gefunden)</text:p>
      <text:p text:style-name="Normal"/>
      <text:soft-page-break/>
      <text:p text:style-name="Normal">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8" text:continue-numbering="true">
        <text:list-item>
          <text:p text:style-name="P101">Sie gründete das Unternehmen Mivuko</text:p>
        </text:list-item>
        <text:list-item>
          <text:p text:style-name="P102">Mivuko machte aus den Samen der Bäume, die das Green Belt Movement pflanzte, Schmuck und andere Produkte</text:p>
        </text:list-item>
      </text:list>
      <text:p text:style-name="Normal">Quellen:</text:p>
      <text:p text:style-name="Normal">Wikipedia</text:p>
      <text:p text:style-name="Normal"><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Normal"><text:a xlink:href="https://www.welt-der-frauen.at/wangari-maathai/" office:target-frame-name="_top" xlink:show="replace"><text:span text:style-name="Hyperlink">Wangari Maathai: Die Mutter der Bäume (welt-der-frauen.a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1114g@gmail.com</dc:creator>
    <meta:creation-date>2023-10-27T12:04:00Z</meta:creation-date>
    <dc:date>2023-11-02T17:05:00Z</dc:date>
    <meta:template xlink:href="Normal" xlink:type="simple"/>
    <meta:editing-cycles>205</meta:editing-cycles>
    <meta:editing-duration>PT0S</meta:editing-duration>
    <meta:document-statistic meta:page-count="5" meta:paragraph-count="19" meta:word-count="1356" meta:character-count="9881" meta:row-count="71" meta:non-whitespace-character-count="8544"/>
  </office:meta>
</office:document-meta>
</file>